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3pt" fo:font-weight="bold" officeooo:rsid="000cb378" officeooo:paragraph-rsid="000cb378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alibri" fo:font-size="13pt" fo:font-weight="bold" officeooo:rsid="000e5148" officeooo:paragraph-rsid="000e5148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alibri" fo:font-size="13pt" fo:font-weight="bold" officeooo:rsid="000e5148" officeooo:paragraph-rsid="0011f3bf" style:font-size-asian="13pt" style:font-weight-asian="bold" style:font-size-complex="13pt" style:font-weight-complex="bold"/>
    </style:style>
    <style:style style:name="T1" style:family="text">
      <style:text-properties officeooo:rsid="000e5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B</text:span></text:p>
      <text:p text:style-name="P2">2. C</text:p>
      <text:p text:style-name="P3">3. C</text:p>
      <text:p text:style-name="P3">4. D</text:p>
      <text:p text:style-name="P2">5. 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26T08:26:50.219000000</meta:creation-date>
    <meta:generator>LibreOffice/6.4.0.3$Windows_X86_64 LibreOffice_project/b0a288ab3d2d4774cb44b62f04d5d28733ac6df8</meta:generator>
    <dc:date>2024-09-30T14:38:24.028000000</dc:date>
    <meta:editing-duration>PT1M19S</meta:editing-duration>
    <meta:editing-cycles>3</meta:editing-cycles>
    <meta:document-statistic meta:table-count="0" meta:image-count="0" meta:object-count="0" meta:page-count="1" meta:paragraph-count="5" meta:word-count="10" meta:character-count="20" meta:non-whitespace-character-count="15"/>
  </office:meta>
</office:document-meta>
</file>